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806f7" officeooo:paragraph-rsid="001806f7"/>
    </style:style>
    <style:style style:name="P2" style:family="paragraph" style:parent-style-name="Standard">
      <style:text-properties fo:language="fr" fo:country="FR" officeooo:rsid="001a7fdb" officeooo:paragraph-rsid="001a7fdb"/>
    </style:style>
    <style:style style:name="P3" style:family="paragraph" style:parent-style-name="Standard">
      <style:text-properties fo:language="fr" fo:country="FR" officeooo:rsid="001c7fc5" officeooo:paragraph-rsid="001c7fc5"/>
    </style:style>
    <style:style style:name="P4" style:family="paragraph" style:parent-style-name="Standard">
      <style:paragraph-properties fo:text-align="center" style:justify-single-word="false"/>
      <style:text-properties fo:language="fr" fo:country="FR" officeooo:rsid="001c7fc5" officeooo:paragraph-rsid="001c7fc5"/>
    </style:style>
    <style:style style:name="P5" style:family="paragraph" style:parent-style-name="Standard">
      <style:text-properties fo:language="fr" fo:country="FR" officeooo:rsid="0051cdff" officeooo:paragraph-rsid="0051cdff"/>
    </style:style>
    <style:style style:name="P6" style:family="paragraph" style:parent-style-name="Standard">
      <style:text-properties fo:language="fr" fo:country="FR" officeooo:rsid="0051cdff" officeooo:paragraph-rsid="005326e2"/>
    </style:style>
    <style:style style:name="P7" style:family="paragraph" style:parent-style-name="Standard">
      <style:text-properties fo:language="fr" fo:country="FR" officeooo:rsid="005c39f2" officeooo:paragraph-rsid="005c39f2"/>
    </style:style>
    <style:style style:name="P8" style:family="paragraph" style:parent-style-name="Standard">
      <style:text-properties fo:language="fr" fo:country="FR" officeooo:rsid="005df484" officeooo:paragraph-rsid="005df484"/>
    </style:style>
    <style:style style:name="P9" style:family="paragraph" style:parent-style-name="Standard">
      <style:text-properties fo:language="fr" fo:country="FR" officeooo:rsid="00615ef5" officeooo:paragraph-rsid="00615ef5"/>
    </style:style>
    <style:style style:name="P10" style:family="paragraph" style:parent-style-name="Standard">
      <style:text-properties fo:language="fr" fo:country="FR" officeooo:rsid="00615ef5" officeooo:paragraph-rsid="0054ec8f"/>
    </style:style>
    <style:style style:name="P11" style:family="paragraph" style:parent-style-name="Standard">
      <style:text-properties fo:language="fr" fo:country="FR" officeooo:rsid="0062238c" officeooo:paragraph-rsid="0062238c"/>
    </style:style>
    <style:style style:name="P12" style:family="paragraph" style:parent-style-name="Standard">
      <style:text-properties fo:language="fr" fo:country="FR" officeooo:rsid="006a9bd7" officeooo:paragraph-rsid="006a9bd7"/>
    </style:style>
    <style:style style:name="P13" style:family="paragraph" style:parent-style-name="Standard">
      <style:paragraph-properties fo:text-align="center" style:justify-single-word="false"/>
      <style:text-properties fo:language="fr" fo:country="FR" fo:font-weight="bold" officeooo:rsid="003c01c7" officeooo:paragraph-rsid="001a7fdb" style:font-weight-asian="bold" style:font-weight-complex="bold"/>
    </style:style>
    <style:style style:name="P14" style:family="paragraph" style:parent-style-name="Standard">
      <style:text-properties fo:language="fr" fo:country="FR" officeooo:rsid="00913fb2" officeooo:paragraph-rsid="00913fb2"/>
    </style:style>
    <style:style style:name="P15" style:family="paragraph" style:parent-style-name="Standard">
      <style:text-properties fo:language="fr" fo:country="FR" officeooo:rsid="00b75bbf" officeooo:paragraph-rsid="00b75bbf"/>
    </style:style>
    <style:style style:name="P16" style:family="paragraph" style:parent-style-name="Standard">
      <style:text-properties fo:language="fr" fo:country="FR" officeooo:rsid="00d06384" officeooo:paragraph-rsid="00d06384"/>
    </style:style>
    <style:style style:name="P17" style:family="paragraph" style:parent-style-name="Standard">
      <style:text-properties fo:language="fr" fo:country="FR" officeooo:rsid="00d7c060" officeooo:paragraph-rsid="00d7c060"/>
    </style:style>
    <style:style style:name="P18" style:family="paragraph" style:parent-style-name="Standard">
      <style:paragraph-properties fo:text-align="center" style:justify-single-word="false"/>
      <style:text-properties fo:font-size="16pt" fo:language="fr" fo:country="FR" fo:font-weight="bold" officeooo:rsid="001a7fdb" officeooo:paragraph-rsid="001a7fd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language="fr" fo:country="FR" fo:font-weight="bold" officeooo:rsid="001a7fdb" officeooo:paragraph-rsid="00464ca9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8pt" fo:language="fr" fo:country="FR" fo:font-weight="bold" officeooo:rsid="0051cdff" officeooo:paragraph-rsid="0051cdff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8pt" fo:language="fr" fo:country="FR" fo:font-weight="bold" officeooo:rsid="005c39f2" officeooo:paragraph-rsid="005c39f2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fo:language="fr" fo:country="FR" fo:font-weight="bold" officeooo:rsid="0064384e" officeooo:paragraph-rsid="0064384e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fo:language="fr" fo:country="FR" fo:font-weight="bold" officeooo:rsid="0054ec8f" officeooo:paragraph-rsid="0054ec8f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fo:language="fr" fo:country="FR" fo:font-weight="bold" officeooo:rsid="008f6d52" officeooo:paragraph-rsid="008f6d52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18pt" fo:language="fr" fo:country="FR" fo:font-weight="bold" officeooo:rsid="008f6d52" officeooo:paragraph-rsid="00dd1f60" style:font-size-asian="18pt" style:font-weight-asian="bold" style:font-size-complex="18pt" style:font-weight-complex="bold"/>
    </style:style>
    <style:style style:name="P26" style:family="paragraph" style:parent-style-name="Standard">
      <style:text-properties fo:font-size="18pt" fo:language="fr" fo:country="FR" fo:font-weight="bold" officeooo:rsid="009678cd" officeooo:paragraph-rsid="009678cd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18pt" fo:language="fr" fo:country="FR" fo:font-weight="bold" officeooo:rsid="009678cd" officeooo:paragraph-rsid="00dd1f60" style:font-size-asian="18pt" style:font-weight-asian="bold" style:font-size-complex="18pt" style:font-weight-complex="bold"/>
    </style:style>
    <style:style style:name="P28" style:family="paragraph" style:parent-style-name="Standard">
      <style:text-properties fo:font-size="18pt" fo:language="fr" fo:country="FR" fo:font-weight="bold" officeooo:rsid="00bcfb8d" officeooo:paragraph-rsid="00bcfb8d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fo:language="fr" fo:country="FR" fo:font-weight="bold" officeooo:rsid="00bcfb8d" officeooo:paragraph-rsid="00dd1f60" style:font-size-asian="18pt" style:font-weight-asian="bold" style:font-size-complex="18pt" style:font-weight-complex="bold"/>
    </style:style>
    <style:style style:name="P30" style:family="paragraph" style:parent-style-name="Standard">
      <style:text-properties fo:font-size="18pt" fo:language="fr" fo:country="FR" fo:font-weight="bold" officeooo:rsid="00d7c060" officeooo:paragraph-rsid="00dd1f60" style:font-size-asian="18pt" style:font-weight-asian="bold" style:font-size-complex="18pt" style:font-weight-complex="bold"/>
    </style:style>
    <style:style style:name="P31" style:family="paragraph" style:parent-style-name="Standard" style:list-style-name="L1">
      <style:text-properties fo:language="fr" fo:country="FR" officeooo:rsid="005326e2" officeooo:paragraph-rsid="005326e2"/>
    </style:style>
    <style:style style:name="P32" style:family="paragraph" style:parent-style-name="Standard">
      <style:text-properties fo:language="fr" fo:country="FR" officeooo:rsid="005326e2" officeooo:paragraph-rsid="005326e2"/>
    </style:style>
    <style:style style:name="P33" style:family="paragraph" style:parent-style-name="Standard" style:list-style-name="L2">
      <style:text-properties fo:language="fr" fo:country="FR" officeooo:rsid="0062db23" officeooo:paragraph-rsid="0062db23"/>
    </style:style>
    <style:style style:name="P34" style:family="paragraph" style:parent-style-name="Standard" style:list-style-name="L3">
      <style:text-properties fo:language="fr" fo:country="FR" officeooo:rsid="005df484" officeooo:paragraph-rsid="005df484"/>
    </style:style>
    <style:style style:name="P35" style:family="paragraph" style:parent-style-name="Standard" style:list-style-name="L4">
      <style:text-properties fo:language="fr" fo:country="FR" officeooo:rsid="0069edc6" officeooo:paragraph-rsid="0069edc6"/>
    </style:style>
    <style:style style:name="P36" style:family="paragraph" style:parent-style-name="Standard" style:list-style-name="L4">
      <style:text-properties fo:language="fr" fo:country="FR" officeooo:rsid="006a9bd7" officeooo:paragraph-rsid="006a9bd7"/>
    </style:style>
    <style:style style:name="P37" style:family="paragraph" style:parent-style-name="Standard" style:list-style-name="L5">
      <style:text-properties fo:language="fr" fo:country="FR" officeooo:rsid="0099ab86" officeooo:paragraph-rsid="0099ab86"/>
    </style:style>
    <style:style style:name="P38" style:family="paragraph" style:parent-style-name="Standard" style:list-style-name="L5">
      <style:text-properties fo:language="fr" fo:country="FR" officeooo:rsid="009d99fd" officeooo:paragraph-rsid="009d99fd"/>
    </style:style>
    <style:style style:name="P39" style:family="paragraph" style:parent-style-name="Standard" style:list-style-name="L5">
      <style:text-properties fo:language="fr" fo:country="FR" officeooo:rsid="009f8fb4" officeooo:paragraph-rsid="009f8fb4"/>
    </style:style>
    <style:style style:name="P40" style:family="paragraph" style:parent-style-name="Standard" style:list-style-name="L5">
      <style:text-properties fo:language="fr" fo:country="FR" officeooo:rsid="00a01a89" officeooo:paragraph-rsid="00a01a89"/>
    </style:style>
    <style:style style:name="P41" style:family="paragraph" style:parent-style-name="Standard" style:list-style-name="L5">
      <style:text-properties fo:language="fr" fo:country="FR" officeooo:rsid="00a840b4" officeooo:paragraph-rsid="00a840b4"/>
    </style:style>
    <style:style style:name="P42" style:family="paragraph" style:parent-style-name="Standard" style:list-style-name="L5">
      <style:text-properties fo:language="fr" fo:country="FR" officeooo:rsid="00a9f67b" officeooo:paragraph-rsid="00a9f67b"/>
    </style:style>
    <style:style style:name="P43" style:family="paragraph" style:parent-style-name="Standard" style:list-style-name="L5">
      <style:text-properties fo:language="fr" fo:country="FR" officeooo:rsid="00ae8381" officeooo:paragraph-rsid="00ae8381"/>
    </style:style>
    <style:style style:name="P44" style:family="paragraph" style:parent-style-name="Standard" style:list-style-name="L5">
      <style:text-properties fo:language="fr" fo:country="FR" officeooo:rsid="00b0dd7d" officeooo:paragraph-rsid="00b0dd7d"/>
    </style:style>
    <style:style style:name="P45" style:family="paragraph" style:parent-style-name="Standard" style:list-style-name="L5">
      <style:text-properties fo:language="fr" fo:country="FR" officeooo:rsid="00b143b6" officeooo:paragraph-rsid="00b143b6"/>
    </style:style>
    <style:style style:name="P46" style:family="paragraph" style:parent-style-name="Standard" style:list-style-name="L5">
      <style:text-properties fo:language="fr" fo:country="FR" officeooo:rsid="00b30ee1" officeooo:paragraph-rsid="00b30ee1"/>
    </style:style>
    <style:style style:name="P47" style:family="paragraph" style:parent-style-name="Standard" style:list-style-name="L5">
      <style:text-properties fo:language="fr" fo:country="FR" officeooo:rsid="00b625a4" officeooo:paragraph-rsid="00b625a4"/>
    </style:style>
    <style:style style:name="P48" style:family="paragraph" style:parent-style-name="Standard" style:list-style-name="L5">
      <style:text-properties fo:language="fr" fo:country="FR" officeooo:rsid="00b6a333" officeooo:paragraph-rsid="00b6a333"/>
    </style:style>
    <style:style style:name="P49" style:family="paragraph" style:parent-style-name="Standard" style:list-style-name="L5">
      <style:text-properties fo:language="fr" fo:country="FR" officeooo:rsid="00b75bbf" officeooo:paragraph-rsid="00b75bbf"/>
    </style:style>
    <style:style style:name="P50" style:family="paragraph" style:parent-style-name="Standard" style:list-style-name="L6">
      <style:text-properties fo:language="fr" fo:country="FR" officeooo:rsid="00bea8f4" officeooo:paragraph-rsid="00bea8f4"/>
    </style:style>
    <style:style style:name="P51" style:family="paragraph" style:parent-style-name="Standard" style:list-style-name="L6">
      <style:text-properties fo:language="fr" fo:country="FR" officeooo:rsid="00bff8cb" officeooo:paragraph-rsid="00bff8cb"/>
    </style:style>
    <style:style style:name="P52" style:family="paragraph" style:parent-style-name="Standard" style:list-style-name="L6">
      <style:text-properties fo:language="fr" fo:country="FR" officeooo:rsid="00c0102c" officeooo:paragraph-rsid="00c0102c"/>
    </style:style>
    <style:style style:name="P53" style:family="paragraph" style:parent-style-name="Standard" style:list-style-name="L6">
      <style:text-properties fo:language="fr" fo:country="FR" officeooo:rsid="00c16489" officeooo:paragraph-rsid="00c16489"/>
    </style:style>
    <style:style style:name="P54" style:family="paragraph" style:parent-style-name="Standard" style:list-style-name="L6">
      <style:text-properties fo:language="fr" fo:country="FR" officeooo:rsid="00c4ffd2" officeooo:paragraph-rsid="00c4ffd2"/>
    </style:style>
    <style:style style:name="P55" style:family="paragraph" style:parent-style-name="Standard" style:list-style-name="L6">
      <style:text-properties fo:language="fr" fo:country="FR" officeooo:rsid="00c69824" officeooo:paragraph-rsid="00c69824"/>
    </style:style>
    <style:style style:name="P56" style:family="paragraph" style:parent-style-name="Standard" style:list-style-name="L6">
      <style:text-properties fo:language="fr" fo:country="FR" officeooo:rsid="00c79dfc" officeooo:paragraph-rsid="00c79dfc"/>
    </style:style>
    <style:style style:name="P57" style:family="paragraph" style:parent-style-name="Standard" style:list-style-name="L6">
      <style:text-properties fo:language="fr" fo:country="FR" officeooo:rsid="00cc7189" officeooo:paragraph-rsid="00cc7189"/>
    </style:style>
    <style:style style:name="P58" style:family="paragraph" style:parent-style-name="Standard" style:list-style-name="L6">
      <style:text-properties fo:language="fr" fo:country="FR" officeooo:rsid="00cdbad0" officeooo:paragraph-rsid="00cdbad0"/>
    </style:style>
    <style:style style:name="P59" style:family="paragraph" style:parent-style-name="Standard" style:list-style-name="L6">
      <style:text-properties fo:language="fr" fo:country="FR" officeooo:rsid="00cecd81" officeooo:paragraph-rsid="00cecd81"/>
    </style:style>
    <style:style style:name="P60" style:family="paragraph" style:parent-style-name="Standard" style:list-style-name="L6">
      <style:text-properties fo:language="fr" fo:country="FR" officeooo:rsid="00d06384" officeooo:paragraph-rsid="00d06384"/>
    </style:style>
    <style:style style:name="P61" style:family="paragraph" style:parent-style-name="Standard" style:list-style-name="L7">
      <style:text-properties fo:language="fr" fo:country="FR" officeooo:rsid="00d80604" officeooo:paragraph-rsid="00d80604"/>
    </style:style>
    <style:style style:name="P62" style:family="paragraph" style:parent-style-name="Standard" style:list-style-name="L7">
      <style:text-properties fo:language="fr" fo:country="FR" officeooo:rsid="00d9f1f5" officeooo:paragraph-rsid="00d9f1f5"/>
    </style:style>
    <style:style style:name="P63" style:family="paragraph" style:parent-style-name="Standard">
      <style:text-properties fo:language="fr" fo:country="FR" officeooo:rsid="009678cd" officeooo:paragraph-rsid="009678cd"/>
    </style:style>
    <style:style style:name="P64" style:family="paragraph" style:parent-style-name="Standard">
      <style:text-properties fo:language="fr" fo:country="FR" officeooo:rsid="00e09d1d" officeooo:paragraph-rsid="00e09d1d"/>
    </style:style>
    <style:style style:name="P65" style:family="paragraph" style:parent-style-name="Standard" style:list-style-name="L8">
      <style:text-properties fo:language="fr" fo:country="FR" officeooo:rsid="00e1fa81" officeooo:paragraph-rsid="00e1fa81"/>
    </style:style>
    <style:style style:name="P66" style:family="paragraph" style:parent-style-name="Standard" style:list-style-name="L8">
      <style:text-properties fo:language="fr" fo:country="FR" officeooo:rsid="00e25fca" officeooo:paragraph-rsid="00e25fca"/>
    </style:style>
    <style:style style:name="P67" style:family="paragraph" style:parent-style-name="Standard" style:list-style-name="L8">
      <style:text-properties fo:language="fr" fo:country="FR" officeooo:rsid="00e2d294" officeooo:paragraph-rsid="00e2d294"/>
    </style:style>
    <style:style style:name="P68" style:family="paragraph" style:parent-style-name="Standard">
      <style:text-properties fo:language="fr" fo:country="FR" officeooo:rsid="00e7aacf" officeooo:paragraph-rsid="00e7aacf"/>
    </style:style>
    <style:style style:name="P69" style:family="paragraph" style:parent-style-name="Standard" style:list-style-name="L9">
      <style:text-properties fo:language="fr" fo:country="FR" officeooo:rsid="00e7aacf" officeooo:paragraph-rsid="00e7aacf"/>
    </style:style>
    <style:style style:name="P70" style:family="paragraph" style:parent-style-name="Standard" style:list-style-name="L10">
      <style:text-properties fo:language="fr" fo:country="FR" officeooo:rsid="00ee5d18" officeooo:paragraph-rsid="00ee5d18"/>
    </style:style>
    <style:style style:name="P71" style:family="paragraph" style:parent-style-name="Standard">
      <style:text-properties fo:font-size="18pt" fo:language="fr" fo:country="FR" fo:font-weight="bold" officeooo:rsid="00df060a" officeooo:paragraph-rsid="00df060a" style:font-size-asian="18pt" style:font-weight-asian="bold" style:font-size-complex="18pt" style:font-weight-complex="bold"/>
    </style:style>
    <style:style style:name="P72" style:family="paragraph" style:parent-style-name="Standard">
      <style:text-properties fo:font-size="18pt" fo:language="fr" fo:country="FR" fo:font-weight="bold" officeooo:rsid="00ebddb9" officeooo:paragraph-rsid="00ebddb9" style:font-size-asian="18pt" style:font-weight-asian="bold" style:font-size-complex="18pt" style:font-weight-complex="bold"/>
    </style:style>
    <style:style style:name="P73" style:family="paragraph">
      <style:paragraph-properties fo:text-align="center"/>
    </style:style>
    <style:style style:name="P74" style:family="paragraph">
      <loext:graphic-properties draw:fill-color="#dedce6"/>
      <style:paragraph-properties fo:text-align="center"/>
      <style:text-properties fo:font-size="18pt" style:font-size-asian="18pt" style:font-size-complex="18pt"/>
    </style:style>
    <style:style style:name="T1" style:family="text">
      <style:text-properties officeooo:rsid="00464ca9"/>
    </style:style>
    <style:style style:name="T2" style:family="text">
      <style:text-properties officeooo:rsid="00521fca"/>
    </style:style>
    <style:style style:name="T3" style:family="text">
      <style:text-properties officeooo:rsid="0054ec8f"/>
    </style:style>
    <style:style style:name="T4" style:family="text">
      <style:text-properties officeooo:rsid="005f8019"/>
    </style:style>
    <style:style style:name="T5" style:family="text">
      <style:text-properties officeooo:rsid="00615ef5"/>
    </style:style>
    <style:style style:name="T6" style:family="text">
      <style:text-properties officeooo:rsid="0067ea29"/>
    </style:style>
    <style:style style:name="T7" style:family="text">
      <style:text-properties officeooo:rsid="006bcbef"/>
    </style:style>
    <style:style style:name="T8" style:family="text">
      <style:text-properties officeooo:rsid="00725f58"/>
    </style:style>
    <style:style style:name="T9" style:family="text">
      <style:text-properties officeooo:rsid="007551e6"/>
    </style:style>
    <style:style style:name="T10" style:family="text">
      <style:text-properties officeooo:rsid="00860b05"/>
    </style:style>
    <style:style style:name="T11" style:family="text">
      <style:text-properties officeooo:rsid="00913fb2"/>
    </style:style>
    <style:style style:name="T12" style:family="text">
      <style:text-properties officeooo:rsid="00ae369f"/>
    </style:style>
    <style:style style:name="T13" style:family="text">
      <style:text-properties officeooo:rsid="00dd1f60"/>
    </style:style>
    <style:style style:name="T14" style:family="text">
      <style:text-properties officeooo:rsid="00e5ae2e"/>
    </style:style>
    <style:style style:name="T15" style:family="text">
      <style:text-properties fo:font-size="18pt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dedce6" draw:textarea-horizontal-align="justify" draw:textarea-vertical-align="middle" draw:auto-grow-height="false" fo:min-height="1.2264in" fo:min-width="4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0" draw:name="Shape1" draw:style-name="gr1" draw:text-style-name="P74" svg:width="4.2504in" svg:height="1.3587in" svg:x="1.2228in" svg:y="0.1173in"><text:p text:style-name="P73"><text:span text:style-name="T15">Rapport de la Réglementation </text:span></text:p><text:p text:style-name="P73"><text:span text:style-name="T15">PDRI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line text:anchor-type="paragraph" draw:z-index="1" draw:name="Shape2" draw:style-name="gr2" draw:text-style-name="P73" svg:x1="0.2646in" svg:y1="0.2173in" svg:x2="6.7248in" svg:y2="0.176in"><text:p/></draw:line><draw:line text:anchor-type="paragraph" draw:z-index="2" draw:name="Shape2" draw:style-name="gr2" draw:text-style-name="P73" svg:x1="0.2646in" svg:y1="2.1862in" svg:x2="6.7248in" svg:y2="2.1449in"><text:p/></draw:line></text:p>
      <text:p text:style-name="P2"/>
      <text:p text:style-name="P18">Prestataires de Détection des Incidents de Sécurité</text:p>
      <text:p text:style-name="P19">Prestataires de <text:span text:style-name="T1">Réponse <text:s/>aux</text:span> Incidents de Sécurité</text:p>
      <text:p text:style-name="P2"/>
      <text:p text:style-name="P2"/>
      <text:p text:style-name="P2"/>
      <text:p text:style-name="P13">Verion 1 du 28 mars 2019</text:p>
      <text:p text:style-name="P2"/>
      <text:p text:style-name="P4">Mis en vigueur le 21 décembre 201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0">I. Objectif du PRIS</text:p>
      <text:p text:style-name="P5"/>
      <text:p text:style-name="P6">PRIS qualifié mène des actions de remédiation rapide<text:span text:style-name="T2">s pour </text:span></text:p>
      <text:list xml:id="list101188848" text:style-name="L1">
        <text:list-item>
          <text:p text:style-name="P31">limiter les conséquences</text:p>
        </text:list-item>
        <text:list-item>
          <text:p text:style-name="P31">prévenir <text:span text:style-name="T3">des incidents de sécurité graves</text:span></text:p>
        </text:list-item>
      </text:list>
      <text:p text:style-name="P32"/>
      <text:p text:style-name="P32"/>
      <text:p text:style-name="P64">Le servie de rsponse aux incidents de sécurité est composé de plusieurs activités distinctes:</text:p>
      <text:list xml:id="list3317479709" text:style-name="L8">
        <text:list-item>
          <text:p text:style-name="P65">définir une méthode de réponse aux incidents de sécurité adaptée au contexte</text:p>
        </text:list-item>
        <text:list-item>
          <text:p text:style-name="P66">rechercher, collecter et analyser les éléments issus du système d’information</text:p>
        </text:list-item>
        <text:list-item>
          <text:p text:style-name="P67">identifier le mode opératoire et l’objectif de l’attaquant</text:p>
        </text:list-item>
        <text:list-item>
          <text:p text:style-name="P67">qualifier l’étendue de la compromission</text:p>
        </text:list-item>
        <text:list-item>
          <text:p text:style-name="P67">aider à évaluer les risques et les impacts associés</text:p>
        </text:list-item>
        <text:list-item>
          <text:p text:style-name="P67">préconiser <text:s/>des mesures de remédiation </text:p>
        </text:list-item>
      </text:list>
      <text:p text:style-name="P23"/>
      <text:p text:style-name="P23">II. Objectif du PDIS</text:p>
      <text:p text:style-name="P10"/>
      <text:p text:style-name="P11">le service de détection des incidents de sécurité est composé de trois activités distinctes:</text:p>
      <text:list xml:id="list3591282584" text:style-name="L2">
        <text:list-item>
          <text:p text:style-name="P33">la gestion des incidents: <text:s/><text:span text:style-name="T8">identifier,qualifier, stocker et capitaliser des incidents</text:span> </text:p>
        </text:list-item>
        <text:list-item>
          <text:p text:style-name="P33">la gestion des <text:span text:style-name="T7">évènements: recueillir et stocker des évènements</text:span></text:p>
        </text:list-item>
        <text:list-item>
          <text:p text:style-name="P33">la gestion des notifications: <text:span text:style-name="T9">informer le commanditaire et stocker des notifications.</text:span></text:p>
        </text:list-item>
      </text:list>
      <text:p text:style-name="P9"/>
      <text:p text:style-name="P21"><text:span text:style-name="T5">III</text:span>. Processus de Prestation</text:p>
      <text:p text:style-name="P7"/>
      <text:list xml:id="list2734764622" text:style-name="L3">
        <text:list-item>
          <text:p text:style-name="P34">Détecter des vulnérabilités et des incidents de sécurité </text:p>
        </text:list-item>
        <text:list-item>
          <text:p text:style-name="P34">Qualifier les incidents</text:p>
        </text:list-item>
        <text:list-item>
          <text:p text:style-name="P34">Mettre en place des actions de remédiation <text:span text:style-name="T4">contre les incidents de sécurité</text:span></text:p>
        </text:list-item>
      </text:list>
      <text:p text:style-name="P8"/>
      <text:p text:style-name="P22"><text:span text:style-name="T10">I</text:span>V. <text:span text:style-name="T6">Différence entre PDIS et PRIS</text:span></text:p>
      <text:p text:style-name="P22"/>
      <text:list xml:id="list3759574395" text:style-name="L4">
        <text:list-item>
          <text:p text:style-name="P35">PRIS traite les activités de réactions et de remédiations aux incidents de sécurité hors périmètre du service de PDIS.</text:p>
        </text:list-item>
        <text:list-item>
          <text:p text:style-name="P36">PDIS <text:span text:style-name="T7">traite les 3 activités: la gestion des incidents, la gestion des évènements et la gestion des notifications.</text:span></text:p>
        </text:list-item>
      </text:list>
      <text:p text:style-name="P12"/>
      <text:p text:style-name="P25">V.Qualification de Prestat<text:span text:style-name="T11">ion de PDIS</text:span></text:p>
      <text:p text:style-name="P24"/>
      <text:p text:style-name="P14">Pour un prestataire, il faut respecter les exigences pour obtenir la qualification.</text:p>
      <text:p text:style-name="P14"/>
      <text:p text:style-name="P27">VI. Gestion des incidents <text:span text:style-name="T13">de PDIS</text:span></text:p>
      <text:p text:style-name="P26"/>
      <text:list xml:id="list1484082896" text:style-name="L5">
        <text:list-item>
          <text:p text:style-name="P37">établir une liste des incidents redoutés et des impacts et conséquences</text:p>
        </text:list-item>
        <text:list-item>
          <text:p text:style-name="P38">prendre en compte les catégories d’incidents redoutés</text:p>
        </text:list-item>
        <text:list-item>
          <text:p text:style-name="P38"><text:soft-page-break/>élaborer et mettre en œuvre une stratégie d’analyse</text:p>
        </text:list-item>
        <text:list-item>
          <text:p text:style-name="P39">définir et formaliser les règles de classification des incidents</text:p>
        </text:list-item>
        <text:list-item>
          <text:p text:style-name="P39">créer les règles de détection</text:p>
        </text:list-item>
        <text:list-item>
          <text:p text:style-name="P40">élaborer et mettre en œuvre la politique de remarquage des règles de détection</text:p>
        </text:list-item>
        <text:list-item>
          <text:p text:style-name="P40">élaborer et tenir à jour la liste de l’ensemble des règles de détection</text:p>
        </text:list-item>
        <text:list-item>
          <text:p text:style-name="P40">transmettre au minimum une fois par mois <text:s/>un bulletin d’état des règles de détection</text:p>
        </text:list-item>
        <text:list-item>
          <text:p text:style-name="P41">protéger le bulletin d’état des règles de détection</text:p>
        </text:list-item>
        <text:list-item>
          <text:p text:style-name="P41">implémenter dans les outils techniques d’analyse l’ensembe des règles de détection identifiées</text:p>
        </text:list-item>
        <text:list-item>
          <text:p text:style-name="P41">ajouter de manière autonome les règles de détection</text:p>
        </text:list-item>
        <text:list-item>
          <text:p text:style-name="P41">avertir le commanditaire et détailler les raisons de l’échec d’implémentation</text:p>
        </text:list-item>
        <text:list-item>
          <text:p text:style-name="P42">élaborer et tenir à jour la liste <text:span text:style-name="T12">des ajouts de règles</text:span></text:p>
        </text:list-item>
        <text:list-item>
          <text:p text:style-name="P43">qualifier les incidents de sécurité détectés en vue d’apprécier leur veracité et leur niveau de gravité</text:p>
        </text:list-item>
        <text:list-item>
          <text:p text:style-name="P44">élaborer une échelle de gravité associée aux incidents redoutés</text:p>
        </text:list-item>
        <text:list-item>
          <text:p text:style-name="P45">réaliser des recherches en sources ouvertes <text:s/>à partir d’informations collectées ou des analyses</text:p>
        </text:list-item>
        <text:list-item>
          <text:p text:style-name="P46">utilieser des bases d’informations internes issues de sources ouvertes</text:p>
        </text:list-item>
        <text:list-item>
          <text:p text:style-name="P46">intégrer les résultats de tests de vulnérabilités et d’intrusion</text:p>
        </text:list-item>
        <text:list-item>
          <text:p text:style-name="P47">créer un ticket pour chaque incident de sécurité détectés et le mettre à disposition du commanditaire</text:p>
        </text:list-item>
        <text:list-item>
          <text:p text:style-name="P48">définir le format des tickets d’incidens de sécurité</text:p>
        </text:list-item>
        <text:list-item>
          <text:p text:style-name="P49">disposer d’un outil de gestion des tickets d’incidents de sécurité</text:p>
        </text:list-item>
      </text:list>
      <text:p text:style-name="P15"/>
      <text:p text:style-name="P15"/>
      <text:p text:style-name="P29">VII. Gestion des évènements <text:span text:style-name="T13">de PDIS</text:span></text:p>
      <text:p text:style-name="P28"/>
      <text:list xml:id="list282601267" text:style-name="L6">
        <text:list-item>
          <text:p text:style-name="P50">élaborer et mettre en œuvre une stratégie de collecte</text:p>
        </text:list-item>
        <text:list-item>
          <text:p text:style-name="P51">identifier pour la stratégie de collecte la liste des sources de collecte, des collecteurs, des évènements à collecter, décrire les méthodes de collecte et identifier les fréquences de collecte</text:p>
        </text:list-item>
        <text:list-item>
          <text:p text:style-name="P52">collecter les évènements en provenance des sources de collecte</text:p>
        </text:list-item>
        <text:list-item>
          <text:p text:style-name="P52">collecter les évènements en provenance des équipements industriels</text:p>
        </text:list-item>
        <text:list-item>
          <text:p text:style-name="P52">journaliser les évènements identifiés </text:p>
        </text:list-item>
        <text:list-item>
          <text:p text:style-name="P53">faire évoluer la capacité de collecte</text:p>
        </text:list-item>
        <text:list-item>
          <text:p text:style-name="P53">avertir le commanditaire et détailler les raisons de l’echec </text:p>
        </text:list-item>
        <text:list-item>
          <text:p text:style-name="P54">exercer un devoir de conseil pour la stratégie de collecte</text:p>
        </text:list-item>
        <text:list-item>
          <text:p text:style-name="P55">sonder chacune des interconnexions du périmètre supervisé</text:p>
        </text:list-item>
        <text:list-item>
          <text:p text:style-name="P56">choisir des sondes qualifiées</text:p>
        </text:list-item>
        <text:list-item>
          <text:p text:style-name="P57">qualifier les équipements de type TAP</text:p>
        </text:list-item>
        <text:list-item>
          <text:p text:style-name="P58">opérer les sondes dédiées aux systèmes d’informations industriels</text:p>
        </text:list-item>
        <text:list-item>
          <text:p text:style-name="P59">élaborer et tenir à jour la liste de l’ensemble de règless de filtrage </text:p>
        </text:list-item>
        <text:list-item>
          <text:p text:style-name="P59">transmettre un bulletin d’état de règles de filtrage</text:p>
        </text:list-item>
        <text:list-item>
          <text:p text:style-name="P59">disposer d’une vision centralisée de l’ensembe des évènements collectés</text:p>
        </text:list-item>
        <text:list-item>
          <text:p text:style-name="P59">indexer l’ensembe des évènements collectés et réaliser des recherches parmi des évènements collectés</text:p>
        </text:list-item>
        <text:list-item>
          <text:p text:style-name="P59">localiser et fournir n’importe quel évènement collecté</text:p>
        </text:list-item>
        <text:list-item>
          <text:p text:style-name="P60">mettre en place un processus de gestion de la capacité de traitement et de stockage des évènements</text:p>
        </text:list-item>
      </text:list>
      <text:p text:style-name="P16"/>
      <text:p text:style-name="P30"><text:soft-page-break/>VIII. Gestion des notifications <text:span text:style-name="T13">de PDIS</text:span></text:p>
      <text:p text:style-name="P17"/>
      <text:list xml:id="list1050284351" text:style-name="L7">
        <text:list-item>
          <text:p text:style-name="P61">disposer de deux canaux d’informations</text:p>
        </text:list-item>
        <text:list-item>
          <text:p text:style-name="P61">disposer de deux moyens de notifications</text:p>
        </text:list-item>
        <text:list-item>
          <text:p text:style-name="P61">élaborer et mettre en œuvre la stratégie de notifications des incidents</text:p>
        </text:list-item>
        <text:list-item>
          <text:p text:style-name="P61">identifier la liste des incidents </text:p>
        </text:list-item>
        <text:list-item>
          <text:p text:style-name="P61">exercer un devoir de conseil pour la stratégie de notifications</text:p>
        </text:list-item>
        <text:list-item>
          <text:p text:style-name="P61">intégrer des notifications spécifiques</text:p>
        </text:list-item>
        <text:list-item>
          <text:p text:style-name="P62">contenir exclusivement <text:s/>le numéro de ticket dans la notification</text:p>
        </text:list-item>
        <text:list-item>
          <text:p text:style-name="P62">centraliser toutes les notifications dans un système de stockage de notifications</text:p>
        </text:list-item>
        <text:list-item>
          <text:p text:style-name="P62">fournir un ticket d’incident et le contexte associé</text:p>
        </text:list-item>
        <text:list-item>
          <text:p text:style-name="P62">mettre en place et tenir à jour <text:s/>un registre centralisé et chronologique </text:p>
        </text:list-item>
        <text:list-item>
          <text:p text:style-name="P62">mettre à disposition de portail web et dispositif de stockage</text:p>
        </text:list-item>
      </text:list>
      <text:p text:style-name="P63"/>
      <text:p text:style-name="P71">IX. <text:span text:style-name="T14">Les types de PRIS</text:span></text:p>
      <text:p text:style-name="P71"/>
      <text:list xml:id="list2242125442" text:style-name="L9">
        <text:list-item>
          <text:p text:style-name="P69">la recherche d’indicateurs de compromission ou sabotage</text:p>
        </text:list-item>
        <text:list-item>
          <text:p text:style-name="P69">l’investigation sur périmètre restreint </text:p>
        </text:list-item>
        <text:list-item>
          <text:p text:style-name="P69">l’investigation sur large périmètre</text:p>
        </text:list-item>
      </text:list>
      <text:p text:style-name="P68"/>
      <text:p text:style-name="P72">X. Les activités de PRIS</text:p>
      <text:p text:style-name="P72"/>
      <text:list xml:id="list2364790778" text:style-name="L10">
        <text:list-item>
          <text:p text:style-name="P70">pilotage technique</text:p>
        </text:list-item>
        <text:list-item>
          <text:p text:style-name="P70">analyse réseau</text:p>
        </text:list-item>
        <text:list-item>
          <text:p text:style-name="P70">analyse système</text:p>
        </text:list-item>
        <text:list-item>
          <text:p text:style-name="P70">analyse des codes malveillants</text:p>
          <text:p text:style-name="P70"/>
        </text:list-item>
      </text:list>
      <text:p text:style-name="P6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1:46:48.205963313</meta:creation-date>
    <meta:generator>LibreOffice/6.1.5.2$Linux_X86_64 LibreOffice_project/10$Build-2</meta:generator>
    <dc:date>2019-04-08T12:16:24.088900872</dc:date>
    <meta:editing-duration>PT6H49M59S</meta:editing-duration>
    <meta:editing-cycles>100</meta:editing-cycles>
    <meta:document-statistic meta:table-count="0" meta:image-count="0" meta:object-count="0" meta:page-count="4" meta:paragraph-count="93" meta:word-count="860" meta:character-count="5340" meta:non-whitespace-character-count="4627"/>
  </office:meta>
</office:document-meta>
</file>